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ask.setResult( int _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sk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ask.parameterize( Parameters _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sk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ask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sk.Abstrac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ask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sk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